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officeooo:rsid="000f06dc" officeooo:paragraph-rsid="0028256e"/>
    </style:style>
    <style:style style:name="P2" style:family="paragraph" style:parent-style-name="Standard">
      <style:paragraph-properties fo:text-align="end" style:justify-single-word="false"/>
      <style:text-properties style:font-name="Arial" fo:font-size="16pt" fo:font-weight="bold" officeooo:paragraph-rsid="0028256e"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officeooo:paragraph-rsid="0028256e"/>
    </style:style>
    <style:style style:name="P4" style:family="paragraph" style:parent-style-name="Standard">
      <style:paragraph-properties fo:text-align="start" style:justify-single-word="false"/>
      <style:text-properties style:font-name="Liberation Serif" fo:font-size="12pt" fo:font-weight="bold" officeooo:paragraph-rsid="0028256e"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bold" officeooo:rsid="0015142a" officeooo:paragraph-rsid="0028256e"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normal" officeooo:paragraph-rsid="0028256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5142a" officeooo:paragraph-rsid="0028256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909b4" officeooo:paragraph-rsid="0028256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officeooo:rsid="0015142a" officeooo:paragraph-rsid="0028256e" style:font-size-asian="12pt" style:font-size-complex="12pt"/>
    </style:style>
    <style:style style:name="P10" style:family="paragraph" style:parent-style-name="Standard">
      <style:paragraph-properties fo:text-align="start" style:justify-single-word="false"/>
      <style:text-properties style:font-name="Liberation Serif" fo:font-size="12pt" officeooo:paragraph-rsid="0028256e" style:font-size-asian="12pt" style:font-size-complex="12pt"/>
    </style:style>
    <style:style style:name="P11" style:family="paragraph" style:parent-style-name="Standard">
      <style:text-properties style:font-name="Liberation Serif" fo:font-size="12pt" officeooo:rsid="000f06dc" officeooo:paragraph-rsid="0017ae5b" style:font-size-asian="12pt" style:font-size-complex="12pt"/>
    </style:style>
    <style:style style:name="P12" style:family="paragraph" style:parent-style-name="Standard">
      <style:text-properties style:font-name="Liberation Serif" fo:font-size="12pt" officeooo:rsid="002d09c9" officeooo:paragraph-rsid="002d09c9" style:font-size-asian="12pt" style:font-size-complex="12pt"/>
    </style:style>
    <style:style style:name="P13" style:family="paragraph" style:parent-style-name="Standard">
      <style:text-properties style:font-name="Liberation Serif" fo:font-size="12pt" officeooo:rsid="002d09c9" officeooo:paragraph-rsid="00304991" style:font-size-asian="12pt" style:font-size-complex="12pt"/>
    </style:style>
    <style:style style:name="P14" style:family="paragraph" style:parent-style-name="Standard">
      <style:text-properties style:font-name="Liberation Serif" fo:font-size="12pt" officeooo:rsid="00304991" officeooo:paragraph-rsid="002d09c9" style:font-size-asian="12pt" style:font-size-complex="12pt"/>
    </style:style>
    <style:style style:name="P15" style:family="paragraph" style:parent-style-name="Standard">
      <style:paragraph-properties fo:text-align="start" style:justify-single-word="false"/>
      <style:text-properties style:font-name="Liberation Serif" fo:font-size="12pt" fo:font-style="normal" fo:font-weight="bold" officeooo:rsid="0015142a" officeooo:paragraph-rsid="0028256e" style:font-size-asian="12pt" style:font-style-asian="normal" style:font-weight-asian="bold" style:font-size-complex="12pt" style:font-style-complex="normal" style:font-weight-complex="bold"/>
    </style:style>
    <style:style style:name="P16" style:family="paragraph" style:parent-style-name="Standard">
      <style:text-properties style:font-name="Liberation Serif" fo:font-size="12pt" fo:font-style="normal" fo:font-weight="normal" officeooo:rsid="000f06dc" officeooo:paragraph-rsid="002787f4" style:font-size-asian="12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2afea4" officeooo:paragraph-rsid="002787f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erif" fo:font-size="16pt" fo:font-weight="bold" officeooo:paragraph-rsid="0028256e"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Liberation Serif" fo:font-size="16pt" officeooo:paragraph-rsid="0028256e" style:font-size-asian="16pt" style:font-size-complex="16pt"/>
    </style:style>
    <style:style style:name="P20" style:family="paragraph" style:parent-style-name="Standard" style:master-page-name="">
      <style:paragraph-properties fo:margin-left="0cm" fo:margin-right="0cm" fo:text-align="start" style:justify-single-word="false" fo:text-indent="-0.6cm" style:auto-text-indent="false" style:page-number="auto"/>
      <style:text-properties style:font-name="Liberation Serif" fo:font-size="12pt" fo:font-weight="normal" officeooo:paragraph-rsid="0028256e" style:font-size-asian="12pt" style:font-weight-asian="normal" style:font-size-complex="12pt" style:font-weight-complex="normal"/>
    </style:style>
    <style:style style:name="P21" style:family="paragraph" style:parent-style-name="Standard">
      <style:text-properties style:font-name="Liberation Serif" fo:font-size="12pt" officeooo:rsid="00304991" officeooo:paragraph-rsid="00304991" style:font-size-asian="12pt" style:font-size-complex="12pt"/>
    </style:style>
    <style:style style:name="P22" style:family="paragraph" style:parent-style-name="Standard">
      <style:text-properties style:font-name="Liberation Serif" fo:font-size="12pt" officeooo:rsid="00304991" officeooo:paragraph-rsid="003893d5" style:font-size-asian="12pt" style:font-size-complex="12pt"/>
    </style:style>
    <style:style style:name="P23" style:family="paragraph" style:parent-style-name="Standard">
      <style:text-properties style:font-name="Liberation Serif" fo:font-size="12pt" officeooo:rsid="00304991" officeooo:paragraph-rsid="003ad52a" style:font-size-asian="12pt" style:font-size-complex="12pt"/>
    </style:style>
    <style:style style:name="P24" style:family="paragraph" style:parent-style-name="Standard">
      <style:text-properties style:font-name="Liberation Serif" fo:font-size="12pt" officeooo:rsid="00304991" officeooo:paragraph-rsid="0088af21" style:font-size-asian="12pt" style:font-size-complex="12pt"/>
    </style:style>
    <style:style style:name="P25" style:family="paragraph" style:parent-style-name="Standard">
      <style:text-properties style:font-name="Liberation Serif" fo:font-size="12pt" officeooo:rsid="002d09c9" officeooo:paragraph-rsid="003ad52a" style:font-size-asian="12pt" style:font-size-complex="12pt"/>
    </style:style>
    <style:style style:name="P26" style:family="paragraph" style:parent-style-name="Standard">
      <style:text-properties style:font-name="Liberation Serif" fo:font-size="12pt" officeooo:rsid="003914e3" officeooo:paragraph-rsid="003914e3" style:font-size-asian="12pt" style:font-size-complex="12pt"/>
    </style:style>
    <style:style style:name="P27" style:family="paragraph" style:parent-style-name="Standard">
      <style:text-properties style:font-name="Liberation Serif" fo:font-size="12pt" officeooo:rsid="003b92a0" officeooo:paragraph-rsid="003b92a0" style:font-size-asian="12pt" style:font-size-complex="12pt"/>
    </style:style>
    <style:style style:name="P28" style:family="paragraph" style:parent-style-name="Standard">
      <style:text-properties style:font-name="Liberation Serif" fo:font-size="12pt" officeooo:rsid="004797b9" officeooo:paragraph-rsid="0064f245" style:font-size-asian="12pt" style:font-size-complex="12pt"/>
    </style:style>
    <style:style style:name="P29" style:family="paragraph" style:parent-style-name="Standard">
      <style:text-properties style:font-name="Liberation Serif" fo:font-size="12pt" officeooo:rsid="005a4343" officeooo:paragraph-rsid="005a4343" style:font-size-asian="12pt" style:font-size-complex="12pt"/>
    </style:style>
    <style:style style:name="P30" style:family="paragraph" style:parent-style-name="Standard">
      <style:text-properties style:font-name="Liberation Serif" fo:font-size="12pt" officeooo:rsid="005a4343" officeooo:paragraph-rsid="005e9e66" style:font-size-asian="12pt" style:font-size-complex="12pt"/>
    </style:style>
    <style:style style:name="P31" style:family="paragraph" style:parent-style-name="Standard">
      <style:text-properties style:font-name="Liberation Serif" fo:font-size="12pt" officeooo:rsid="005a4343" officeooo:paragraph-rsid="008a4b13" style:font-size-asian="12pt" style:font-size-complex="12pt"/>
    </style:style>
    <style:style style:name="P32" style:family="paragraph" style:parent-style-name="Standard">
      <style:text-properties style:font-name="Liberation Serif" fo:font-size="12pt" officeooo:rsid="008a4b13" officeooo:paragraph-rsid="008a4b13" style:font-size-asian="12pt" style:font-size-complex="12pt"/>
    </style:style>
    <style:style style:name="P33" style:family="paragraph" style:parent-style-name="Standard">
      <style:text-properties officeooo:paragraph-rsid="003b92a0"/>
    </style:style>
    <style:style style:name="P34" style:family="paragraph" style:parent-style-name="Standard">
      <style:text-properties officeooo:paragraph-rsid="003e660c"/>
    </style:style>
    <style:style style:name="P35" style:family="paragraph" style:parent-style-name="Standard">
      <style:text-properties officeooo:paragraph-rsid="003f7810"/>
    </style:style>
    <style:style style:name="P36" style:family="paragraph" style:parent-style-name="Standard">
      <style:text-properties officeooo:paragraph-rsid="0041eaeb"/>
    </style:style>
    <style:style style:name="P37" style:family="paragraph" style:parent-style-name="Standard">
      <style:text-properties officeooo:paragraph-rsid="0043979f"/>
    </style:style>
    <style:style style:name="P38" style:family="paragraph" style:parent-style-name="Standard">
      <style:text-properties officeooo:paragraph-rsid="00445af7"/>
    </style:style>
    <style:style style:name="P39" style:family="paragraph" style:parent-style-name="Standard">
      <style:text-properties officeooo:paragraph-rsid="0045a9ce"/>
    </style:style>
    <style:style style:name="P40" style:family="paragraph" style:parent-style-name="Standard">
      <style:text-properties officeooo:paragraph-rsid="0046b66e"/>
    </style:style>
    <style:style style:name="P41" style:family="paragraph" style:parent-style-name="Standard">
      <style:text-properties officeooo:rsid="004797b9" officeooo:paragraph-rsid="0064f245"/>
    </style:style>
    <style:style style:name="P42" style:family="paragraph" style:parent-style-name="Standard">
      <style:text-properties officeooo:paragraph-rsid="004797b9"/>
    </style:style>
    <style:style style:name="P43" style:family="paragraph" style:parent-style-name="Standard">
      <style:text-properties officeooo:paragraph-rsid="00496bff"/>
    </style:style>
    <style:style style:name="P44" style:family="paragraph" style:parent-style-name="Standard">
      <style:text-properties officeooo:paragraph-rsid="004a3b1f"/>
    </style:style>
    <style:style style:name="P45" style:family="paragraph" style:parent-style-name="Standard">
      <style:text-properties officeooo:paragraph-rsid="004ae4a8"/>
    </style:style>
    <style:style style:name="P46" style:family="paragraph" style:parent-style-name="Standard">
      <style:text-properties officeooo:rsid="004c95b1" officeooo:paragraph-rsid="004c95b1"/>
    </style:style>
    <style:style style:name="P47" style:family="paragraph" style:parent-style-name="Standard">
      <style:text-properties officeooo:rsid="004c95b1" officeooo:paragraph-rsid="0064f245"/>
    </style:style>
    <style:style style:name="P48" style:family="paragraph" style:parent-style-name="Standard">
      <style:text-properties officeooo:paragraph-rsid="004c95b1"/>
    </style:style>
    <style:style style:name="P49" style:family="paragraph" style:parent-style-name="Standard">
      <style:text-properties officeooo:rsid="004cc400" officeooo:paragraph-rsid="004cc400"/>
    </style:style>
    <style:style style:name="P50" style:family="paragraph" style:parent-style-name="Standard">
      <style:text-properties officeooo:paragraph-rsid="004eb6e4"/>
    </style:style>
    <style:style style:name="P51" style:family="paragraph" style:parent-style-name="Standard">
      <style:text-properties officeooo:paragraph-rsid="004f19ac"/>
    </style:style>
    <style:style style:name="P52" style:family="paragraph" style:parent-style-name="Standard">
      <style:text-properties officeooo:rsid="0050226e" officeooo:paragraph-rsid="0064f245"/>
    </style:style>
    <style:style style:name="P53" style:family="paragraph" style:parent-style-name="Standard">
      <style:text-properties officeooo:paragraph-rsid="0050226e"/>
    </style:style>
    <style:style style:name="P54" style:family="paragraph" style:parent-style-name="Standard">
      <style:text-properties officeooo:paragraph-rsid="00521e89"/>
    </style:style>
    <style:style style:name="P55" style:family="paragraph" style:parent-style-name="Standard">
      <style:text-properties officeooo:paragraph-rsid="0053cfd8"/>
    </style:style>
    <style:style style:name="P56" style:family="paragraph" style:parent-style-name="Standard">
      <style:text-properties officeooo:paragraph-rsid="00556ff1"/>
    </style:style>
    <style:style style:name="P57" style:family="paragraph" style:parent-style-name="Standard">
      <style:text-properties officeooo:paragraph-rsid="0056bbb9"/>
    </style:style>
    <style:style style:name="P58" style:family="paragraph" style:parent-style-name="Standard">
      <style:text-properties officeooo:paragraph-rsid="0058aeaa"/>
    </style:style>
    <style:style style:name="P59" style:family="paragraph" style:parent-style-name="Standard">
      <style:text-properties officeooo:paragraph-rsid="005a4343"/>
    </style:style>
    <style:style style:name="P60" style:family="paragraph" style:parent-style-name="Standard">
      <style:text-properties officeooo:paragraph-rsid="0065fe17"/>
    </style:style>
    <style:style style:name="P61" style:family="paragraph" style:parent-style-name="Standard">
      <style:text-properties officeooo:paragraph-rsid="0066ac30"/>
    </style:style>
    <style:style style:name="P62" style:family="paragraph" style:parent-style-name="Standard">
      <style:text-properties officeooo:paragraph-rsid="00670a53"/>
    </style:style>
    <style:style style:name="P63" style:family="paragraph" style:parent-style-name="Standard">
      <style:text-properties officeooo:paragraph-rsid="006c8dc1"/>
    </style:style>
    <style:style style:name="P64" style:family="paragraph" style:parent-style-name="Standard">
      <style:text-properties officeooo:paragraph-rsid="006d2442"/>
    </style:style>
    <style:style style:name="P65" style:family="paragraph" style:parent-style-name="Standard">
      <style:text-properties officeooo:paragraph-rsid="006ee3d3"/>
    </style:style>
    <style:style style:name="P66" style:family="paragraph" style:parent-style-name="Standard">
      <style:text-properties officeooo:paragraph-rsid="00700828"/>
    </style:style>
    <style:style style:name="P67" style:family="paragraph" style:parent-style-name="Standard">
      <style:text-properties officeooo:paragraph-rsid="00716ce9"/>
    </style:style>
    <style:style style:name="P68" style:family="paragraph" style:parent-style-name="Standard">
      <style:text-properties officeooo:paragraph-rsid="00727587"/>
    </style:style>
    <style:style style:name="P69" style:family="paragraph" style:parent-style-name="Standard">
      <style:text-properties officeooo:paragraph-rsid="0073be47"/>
    </style:style>
    <style:style style:name="P70" style:family="paragraph" style:parent-style-name="Standard">
      <style:text-properties officeooo:paragraph-rsid="007559fe"/>
    </style:style>
    <style:style style:name="P71" style:family="paragraph" style:parent-style-name="Standard">
      <style:text-properties officeooo:paragraph-rsid="00762ba7"/>
    </style:style>
    <style:style style:name="P72" style:family="paragraph" style:parent-style-name="Standard">
      <style:text-properties officeooo:paragraph-rsid="0078973b"/>
    </style:style>
    <style:style style:name="P73" style:family="paragraph" style:parent-style-name="Standard">
      <style:text-properties officeooo:rsid="007a37d0" officeooo:paragraph-rsid="007a37d0"/>
    </style:style>
    <style:style style:name="P74" style:family="paragraph" style:parent-style-name="Standard">
      <style:text-properties officeooo:paragraph-rsid="007c1bd5"/>
    </style:style>
    <style:style style:name="P75" style:family="paragraph" style:parent-style-name="Standard">
      <style:text-properties officeooo:paragraph-rsid="007c6f28"/>
    </style:style>
    <style:style style:name="P76" style:family="paragraph" style:parent-style-name="Standard">
      <style:text-properties officeooo:paragraph-rsid="007caf81"/>
    </style:style>
    <style:style style:name="P77" style:family="paragraph" style:parent-style-name="Standard">
      <style:text-properties officeooo:paragraph-rsid="007e5eb4"/>
    </style:style>
    <style:style style:name="P78" style:family="paragraph" style:parent-style-name="Standard">
      <style:text-properties officeooo:paragraph-rsid="008062d5"/>
    </style:style>
    <style:style style:name="P79" style:family="paragraph" style:parent-style-name="Standard">
      <style:text-properties officeooo:paragraph-rsid="008244cc"/>
    </style:style>
    <style:style style:name="P80" style:family="paragraph" style:parent-style-name="Standard">
      <style:text-properties officeooo:rsid="00827c22" officeooo:paragraph-rsid="00827c22"/>
    </style:style>
    <style:style style:name="P81" style:family="paragraph" style:parent-style-name="Standard">
      <style:text-properties officeooo:rsid="0082cbe2" officeooo:paragraph-rsid="0082cbe2"/>
    </style:style>
    <style:style style:name="P82" style:family="paragraph" style:parent-style-name="Standard">
      <style:text-properties officeooo:paragraph-rsid="0084e9ae"/>
    </style:style>
    <style:style style:name="P83" style:family="paragraph" style:parent-style-name="Standard">
      <style:text-properties officeooo:rsid="0086c1ff" officeooo:paragraph-rsid="0086c1ff"/>
    </style:style>
    <style:style style:name="P84" style:family="paragraph" style:parent-style-name="Standard">
      <style:text-properties officeooo:paragraph-rsid="0088af21"/>
    </style:style>
    <style:style style:name="P85" style:family="paragraph" style:parent-style-name="Standard">
      <style:text-properties officeooo:paragraph-rsid="003893d5"/>
    </style:style>
    <style:style style:name="P86" style:family="paragraph" style:parent-style-name="Standard">
      <style:text-properties officeooo:paragraph-rsid="008a4b13"/>
    </style:style>
    <style:style style:name="T1" style:family="text">
      <style:text-properties fo:font-weight="bold" style:font-weight-asian="bold" style:font-weight-complex="bold"/>
    </style:style>
    <style:style style:name="T2" style:family="text">
      <style:text-properties fo:font-weight="bold" officeooo:rsid="0011c782" style:font-weight-asian="bold" style:font-weight-complex="bold"/>
    </style:style>
    <style:style style:name="T3" style:family="text">
      <style:text-properties fo:font-weight="bold" officeooo:rsid="001e98a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a17e" style:font-weight-asian="normal" style:font-weight-complex="normal"/>
    </style:style>
    <style:style style:name="T6" style:family="text">
      <style:text-properties fo:font-weight="normal" officeooo:rsid="0028d2ca" style:font-weight-asian="normal" style:font-weight-complex="normal"/>
    </style:style>
    <style:style style:name="T7" style:family="text">
      <style:text-properties fo:font-weight="normal" officeooo:rsid="002924c9" style:font-weight-asian="normal" style:font-weight-complex="normal"/>
    </style:style>
    <style:style style:name="T8" style:family="text">
      <style:text-properties fo:font-weight="normal" officeooo:rsid="001909b4" style:font-weight-asian="normal" style:font-weight-complex="normal"/>
    </style:style>
    <style:style style:name="T9" style:family="text">
      <style:text-properties officeooo:rsid="0033a041"/>
    </style:style>
    <style:style style:name="T10" style:family="text">
      <style:text-properties officeooo:rsid="00374ad8"/>
    </style:style>
    <style:style style:name="T11" style:family="text">
      <style:text-properties style:font-name="Liberation Serif" fo:font-size="12pt" officeooo:rsid="00304991" style:font-size-asian="12pt" style:font-size-complex="12pt"/>
    </style:style>
    <style:style style:name="T12" style:family="text">
      <style:text-properties style:font-name="Liberation Serif" fo:font-size="12pt" officeooo:rsid="00374ad8" style:font-size-asian="12pt" style:font-size-complex="12pt"/>
    </style:style>
    <style:style style:name="T13" style:family="text">
      <style:text-properties style:font-name="Liberation Serif" fo:font-size="12pt" officeooo:rsid="003b92a0" style:font-size-asian="12pt" style:font-size-complex="12pt"/>
    </style:style>
    <style:style style:name="T14" style:family="text">
      <style:text-properties style:font-name="Liberation Serif" fo:font-size="12pt" officeooo:rsid="005a4343" style:font-size-asian="12pt" style:font-size-complex="12pt"/>
    </style:style>
    <style:style style:name="T15" style:family="text">
      <style:text-properties style:font-name="Liberation Serif" fo:font-size="12pt" officeooo:rsid="00644b32" style:font-size-asian="12pt" style:font-size-complex="12pt"/>
    </style:style>
    <style:style style:name="T16" style:family="text">
      <style:text-properties style:font-name="Liberation Serif" fo:font-size="12pt" officeooo:rsid="0064f245" style:font-size-asian="12pt" style:font-size-complex="12pt"/>
    </style:style>
    <style:style style:name="T17" style:family="text">
      <style:text-properties style:font-name="Liberation Serif" fo:font-size="12pt" officeooo:rsid="008a4b13" style:font-size-asian="12pt" style:font-size-complex="12pt"/>
    </style:style>
    <style:style style:name="T18" style:family="text">
      <style:text-properties officeooo:rsid="003893d5"/>
    </style:style>
    <style:style style:name="T19" style:family="text">
      <style:text-properties officeooo:rsid="003ad52a"/>
    </style:style>
    <style:style style:name="T20" style:family="text">
      <style:text-properties officeooo:rsid="00304991"/>
    </style:style>
    <style:style style:name="T21" style:family="text">
      <style:text-properties officeooo:rsid="003b92a0"/>
    </style:style>
    <style:style style:name="T22" style:family="text">
      <style:text-properties officeooo:rsid="003dc503"/>
    </style:style>
    <style:style style:name="T23" style:family="text">
      <style:text-properties officeooo:rsid="00445af7"/>
    </style:style>
    <style:style style:name="T24" style:family="text">
      <style:text-properties officeooo:rsid="0046b66e"/>
    </style:style>
    <style:style style:name="T25" style:family="text">
      <style:text-properties officeooo:rsid="004797b9"/>
    </style:style>
    <style:style style:name="T26" style:family="text">
      <style:text-properties officeooo:rsid="00496bff"/>
    </style:style>
    <style:style style:name="T27" style:family="text">
      <style:text-properties officeooo:rsid="004ae4a8"/>
    </style:style>
    <style:style style:name="T28" style:family="text">
      <style:text-properties officeooo:rsid="004c95b1"/>
    </style:style>
    <style:style style:name="T29" style:family="text">
      <style:text-properties officeooo:rsid="004cc400"/>
    </style:style>
    <style:style style:name="T30" style:family="text">
      <style:text-properties officeooo:rsid="004eb6e4"/>
    </style:style>
    <style:style style:name="T31" style:family="text">
      <style:text-properties officeooo:rsid="0050226e"/>
    </style:style>
    <style:style style:name="T32" style:family="text">
      <style:text-properties officeooo:rsid="00521e89"/>
    </style:style>
    <style:style style:name="T33" style:family="text">
      <style:text-properties officeooo:rsid="0053cfd8"/>
    </style:style>
    <style:style style:name="T34" style:family="text">
      <style:text-properties officeooo:rsid="00556ff1"/>
    </style:style>
    <style:style style:name="T35" style:family="text">
      <style:text-properties officeooo:rsid="005b7e4f"/>
    </style:style>
    <style:style style:name="T36" style:family="text">
      <style:text-properties officeooo:rsid="005cc51a"/>
    </style:style>
    <style:style style:name="T37" style:family="text">
      <style:text-properties officeooo:rsid="005ef32b"/>
    </style:style>
    <style:style style:name="T38" style:family="text">
      <style:text-properties officeooo:rsid="005f5210"/>
    </style:style>
    <style:style style:name="T39" style:family="text">
      <style:text-properties officeooo:rsid="0060e9a7"/>
    </style:style>
    <style:style style:name="T40" style:family="text">
      <style:text-properties officeooo:rsid="0062bd54"/>
    </style:style>
    <style:style style:name="T41" style:family="text">
      <style:text-properties officeooo:rsid="00644b32"/>
    </style:style>
    <style:style style:name="T42" style:family="text">
      <style:text-properties officeooo:rsid="0064f245"/>
    </style:style>
    <style:style style:name="T43" style:family="text">
      <style:text-properties officeooo:rsid="0065f551"/>
    </style:style>
    <style:style style:name="T44" style:family="text">
      <style:text-properties officeooo:rsid="0065fe17"/>
    </style:style>
    <style:style style:name="T45" style:family="text">
      <style:text-properties officeooo:rsid="0066ac30"/>
    </style:style>
    <style:style style:name="T46" style:family="text">
      <style:text-properties officeooo:rsid="00670a53"/>
    </style:style>
    <style:style style:name="T47" style:family="text">
      <style:text-properties officeooo:rsid="0068e182"/>
    </style:style>
    <style:style style:name="T48" style:family="text">
      <style:text-properties officeooo:rsid="006aa120"/>
    </style:style>
    <style:style style:name="T49" style:family="text">
      <style:text-properties officeooo:rsid="006c8dc1"/>
    </style:style>
    <style:style style:name="T50" style:family="text">
      <style:text-properties officeooo:rsid="006d2442"/>
    </style:style>
    <style:style style:name="T51" style:family="text">
      <style:text-properties officeooo:rsid="006ee3d3"/>
    </style:style>
    <style:style style:name="T52" style:family="text">
      <style:text-properties officeooo:rsid="00700828"/>
    </style:style>
    <style:style style:name="T53" style:family="text">
      <style:text-properties officeooo:rsid="00716ce9"/>
    </style:style>
    <style:style style:name="T54" style:family="text">
      <style:text-properties officeooo:rsid="00727587"/>
    </style:style>
    <style:style style:name="T55" style:family="text">
      <style:text-properties officeooo:rsid="0073be47"/>
    </style:style>
    <style:style style:name="T56" style:family="text">
      <style:text-properties officeooo:rsid="007559fe"/>
    </style:style>
    <style:style style:name="T57" style:family="text">
      <style:text-properties officeooo:rsid="00762ba7"/>
    </style:style>
    <style:style style:name="T58" style:family="text">
      <style:text-properties officeooo:rsid="0078973b"/>
    </style:style>
    <style:style style:name="T59" style:family="text">
      <style:text-properties officeooo:rsid="007c1bd5"/>
    </style:style>
    <style:style style:name="T60" style:family="text">
      <style:text-properties officeooo:rsid="007c6f28"/>
    </style:style>
    <style:style style:name="T61" style:family="text">
      <style:text-properties officeooo:rsid="007caf81"/>
    </style:style>
    <style:style style:name="T62" style:family="text">
      <style:text-properties officeooo:rsid="007e5eb4"/>
    </style:style>
    <style:style style:name="T63" style:family="text">
      <style:text-properties officeooo:rsid="007fbfc4"/>
    </style:style>
    <style:style style:name="T64" style:family="text">
      <style:text-properties officeooo:rsid="008062d5"/>
    </style:style>
    <style:style style:name="T65" style:family="text">
      <style:text-properties officeooo:rsid="008244cc"/>
    </style:style>
    <style:style style:name="T66" style:family="text">
      <style:text-properties officeooo:rsid="008352e7"/>
    </style:style>
    <style:style style:name="T67" style:family="text">
      <style:text-properties officeooo:rsid="0084d649"/>
    </style:style>
    <style:style style:name="T68" style:family="text">
      <style:text-properties officeooo:rsid="008a4b1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иложение к договор<text:span text:style-name="T9">у</text:span></text:p>
      <text:p text:style-name="P2"/>
      <text:p text:style-name="P18">Т Е Х Н И Ч Е С К О Е <text:s text:c="3"/>З А Д А Н И Е </text:p>
      <text:p text:style-name="P18">на выполнение работ по договору</text:p>
      <text:p text:style-name="P18">№ ________ от ________________</text:p>
      <text:p text:style-name="P19"><text:span text:style-name="T2">по доработке </text:span><text:span text:style-name="T3">программного обеспечения</text:span><text:span text:style-name="T1">.</text:span></text:p>
      <text:p text:style-name="P3"/>
      <text:p text:style-name="P3"/>
      <text:p text:style-name="P4">1. Организационная структура выполнения работ.</text:p>
      <text:p text:style-name="P10"><text:span text:style-name="T5"><text:tab/>1.1. </text:span><text:span text:style-name="T4">З</text:span><text:span text:style-name="T6">а</text:span><text:span text:style-name="T4">казачик: Государственное автономное учреждение Тюменской области "Управление государственной экспертизы проектной документации"</text:span><text:span text:style-name="T7">.</text:span></text:p>
      <text:p text:style-name="P6"/>
      <text:p text:style-name="P9"><text:span text:style-name="T4"><text:tab/></text:span><text:span text:style-name="T5">1.2. </text:span><text:span text:style-name="T4">Исполнитель: ООО «Катрэн+».</text:span></text:p>
      <text:p text:style-name="P9"/>
      <text:p text:style-name="P9"/>
      <text:p text:style-name="P4">2. Назначение документа.</text:p>
      <text:p text:style-name="P10"><text:span text:style-name="T4"><text:tab/>В Настоящем документе приводится полный набор требований к </text:span><text:span text:style-name="T8">доработке С</text:span><text:span text:style-name="T4">истем</text:span><text:span text:style-name="T8">ы</text:span><text:span text:style-name="T4">, необходимый для реализации.</text:span></text:p>
      <text:p text:style-name="P6">Подпись Заказчика и Исполнителя на настоящем документе подтверждает их согласие с нижеследующими фактами и условиями:</text:p>
      <text:p text:style-name="P6"><text:tab/>2.1. При реализации необходимо выполнить работы в объёме, указанном в настоящем Техническом Задании.</text:p>
      <text:p text:style-name="P6"/>
      <text:p text:style-name="P20"><text:tab/><text:tab/>2.2. Все неоднозначности, выявленные в настоящем Техническом задании после его подписания, подлежат двухстороннему согласованию между Сторонами.</text:p>
      <text:p text:style-name="P7"/>
      <text:p text:style-name="P7"/>
      <text:p text:style-name="P5">3. Цель выполнения работ.<text:span text:style-name="T8"><text:tab/></text:span></text:p>
      <text:p text:style-name="P8"><text:tab/>3.<text:span text:style-name="T10">1</text:span>. Внедрить в имеющуюся Систему возможност<text:span text:style-name="T10">ь формирования заключения экспертизы проектной документации и/или результатов инженерных изысканий в электронном виде согласно представленной XML схеме</text:span>. <text:span text:style-name="T40">Реализовать проверку исходного файла на соответствие схеме XSD. Обеспечить формирование печатной формы заключения согласно имеющемуся шаблону.</text:span></text:p>
      <text:p text:style-name="P7"/>
      <text:p text:style-name="P7"/>
      <text:p text:style-name="P5">4. Технические требования.</text:p>
      <text:p text:style-name="P8"><text:tab/>4.1. Все доработки должны быть выполнены с использованием тех же технологий, СУБД на которых работает Система.</text:p>
      <text:p text:style-name="P7"/>
      <text:p text:style-name="P7"/>
      <text:p text:style-name="P15">5. Функциональные возможности системы.</text:p>
      <text:p text:style-name="P16"/>
      <text:p text:style-name="P17">5.1. Описание процесса.</text:p>
      <text:p text:style-name="P16"><text:tab/><text:span text:style-name="T41">Эксперты подготавливают локальные заключения по разделам. Прикрепляют созданные документы к контракту. Главный эксперт формирует основное заключение путем автоматического заполнения из данных заявления, контракта, локальных заключений экспертов. Далее главный эксперт дополняет заполненные данные выводами, заполняет разделы, которые не подлежат автоматическому заполнению. После этого заключение проходит проверку, исправляются выявленные ошибки. После успешной проверки заключение можно сохранить в файл XML для отправки в ЕГРЗ. Также можно сформировать печатную форму заключения.</text:span></text:p>
      <text:p text:style-name="P11"><text:soft-page-break/><text:tab/></text:p>
      <text:p text:style-name="P12">5.2. Описание измененных объектов системы.</text:p>
      <text:p text:style-name="P12"/>
      <text:p text:style-name="P14"><text:tab/>5.2.1. Справочник «<text:span text:style-name="T10">Шаблоны заявления</text:span>». Дать возможность администратору системы устанавливать <text:span text:style-name="T10">соответствия каждого элемента дерева определенному пункту из Таблица №6 классификатора «Типы документов» Приложения №1 для автоматического заполнения документации</text:span>.</text:p>
      <text:p text:style-name="P12"/>
      <text:p text:style-name="P84"><text:span text:style-name="T11"><text:tab/>5.2.2. </text:span><text:span text:style-name="T12">Справочник «</text:span>Виды строительства<text:span text:style-name="T12">». Создать поле, определяющее соответствие видов строительства Системы и Таблицы №5 «Виды работ» Приложения №1. Дать возможность администратору системы выставлять соответствие для автоматического заполнения </text:span><text:span text:style-name="T15">соответствующих полей заключения</text:span><text:span text:style-name="T11">.</text:span></text:p>
      <text:p text:style-name="P13"/>
      <text:p text:style-name="P24"><text:tab/>5.2.3. <text:span text:style-name="T10">Справочник «Источники финансирования»</text:span>. <text:span text:style-name="T10">Создать поле, определяющее соответствие источника финансирования в Системе и в Таблице №10 «Уровни бюджета» Приложения №1. Дать возможность администратору системы выставлять соответствие для автоматического заполнения соответствующих полей заключения</text:span>.</text:p>
      <text:p text:style-name="P13"/>
      <text:p text:style-name="P22"><text:tab/>5.2.4. <text:span text:style-name="T18">Справочник «Сотрудники»</text:span>. <text:span text:style-name="T18">Предусмотреть новые поля для возможности внесения данных о квалификационных сертификатах экспертов. Квалификационный сертификат содержит следующие поля:</text:span></text:p>
      <text:p text:style-name="P85"><text:span text:style-name="T11"><text:tab/>- </text:span>Направление деятельности эксперта, согласно квалификационному аттестату;</text:p>
      <text:p text:style-name="P21"><text:tab/>- Номер квалификационного аттестата. <text:span text:style-name="T18">Значение вводится в соответствии с шаблонами ввода: МС-Э-XX-XX-ХХХXX или </text:span>ГС-Э-XX-XX-ХХХXX</text:p>
      <text:p text:style-name="P21"><text:tab/>- <text:span text:style-name="T18">Дата выдачи сертификата;</text:span></text:p>
      <text:p text:style-name="P21"><text:tab/>- <text:span text:style-name="T18">Дата окончания действия сертификата;</text:span></text:p>
      <text:p text:style-name="P26"/>
      <text:p text:style-name="P26"><text:tab/>Каждому сотруднику <text:s/>доступен для редактирования только его список сертификатов. Администратор системы имеет доступ к любому сертификату. <text:span text:style-name="T41">При автоматическом заполнении заключения формируется список экспертов, подписавших заключение и их сертификаты.</text:span></text:p>
      <text:p text:style-name="P13"/>
      <text:p text:style-name="P21"><text:tab/>5.2.5. <text:span text:style-name="T19">Создать следующие таблицы, содержащие справочную информацию и заполнить их данными в соответствии с Приложением №1:</text:span></text:p>
      <text:p text:style-name="P23"><text:tab/><text:tab/>5.2.5.<text:span text:style-name="T19">1. Форма экспертизы. Соответствует таблице №1 Приложения №1;</text:span></text:p>
      <text:p text:style-name="P23"><text:tab/><text:tab/>5.2.5.<text:span text:style-name="T19">2. Результат экспертизы. Соответствует таблице №2 Приложения №1;</text:span></text:p>
      <text:p text:style-name="P23"><text:tab/><text:tab/>5.2.5.<text:span text:style-name="T19">3. Вид экспертизы. Соответствует таблице №3 Приложения №1;</text:span></text:p>
      <text:p text:style-name="P23"><text:tab/><text:tab/>5.2.5.<text:span text:style-name="T19">4. Вид объекта экспертизы. Соответствует таблице №4 Приложения №1;</text:span></text:p>
      <text:p text:style-name="P23"><text:tab/><text:tab/>5.2.5.<text:span text:style-name="T19">5. Вид работ. Соответствует таблице №5 Приложения №</text:span>1;</text:p>
      <text:p text:style-name="P25"><text:span text:style-name="T20"><text:tab/><text:tab/>5.2.5.6. Типы документов. Соответствует таблице №6 Приложения №1;</text:span></text:p>
      <text:p text:style-name="P25"><text:span text:style-name="T20"><text:tab/><text:tab/>5.2.5.7. Вид объекта капитального строительства. Соответствует таблице №7 Приложения №1;</text:span></text:p>
      <text:p text:style-name="P25"><text:span text:style-name="T20"><text:tab/><text:tab/>5.2.5.8. Вид источника финансирования. Соответствует таблице №9 Приложения №1;</text:span></text:p>
      <text:p text:style-name="P25"><text:span text:style-name="T20"><text:tab/><text:tab/>5.2.5.9. Уровень бюджета. Соответствует таблице №10 Приложения №1;</text:span></text:p>
      <text:p text:style-name="P25"><text:span text:style-name="T20"><text:tab/><text:tab/>5.2.5.10. Направление деятельности эксперта. Соответствует таблице №11 Приложения №1;</text:span></text:p>
      <text:p text:style-name="P25"><text:span text:style-name="T20"><text:tab/><text:tab/>5.2.5.11. Виды инженерных изысканий. Соответствует таблице №12 Приложения №1;</text:span></text:p>
      <text:p text:style-name="P25"><text:span text:style-name="T20"><text:tab/><text:tab/>5.2.5.12. Климатический район, подрайон. Соответствует таблице №13 Приложения №1;</text:span></text:p>
      <text:p text:style-name="P25"><text:span text:style-name="T20"><text:tab/><text:tab/>5.2.5.13. Категория сложности инженерно-геологических условий. </text:span><text:soft-page-break/><text:span text:style-name="T20">Соответствует таблице №14 Приложения №1;</text:span></text:p>
      <text:p text:style-name="P25"><text:span text:style-name="T20"><text:tab/><text:tab/>5.2.5.14. Ветровой район. Соответствует таблице №15 Приложения №1;</text:span></text:p>
      <text:p text:style-name="P25"><text:span text:style-name="T20"><text:tab/><text:tab/>5.2.5.15. Снеговой район. Соответствует таблице №16 Приложения №1;</text:span></text:p>
      <text:p text:style-name="P25"><text:span text:style-name="T20"><text:tab/><text:tab/>5.2.5.16. Интенсивность сейсмических воздействий. Соответствует таблице №17 Приложения №1;</text:span></text:p>
      <text:p text:style-name="P25"><text:span text:style-name="T20"><text:tab/><text:tab/>5.2.5.17. Предмет экспертизы. Соответствует таблице №18 Приложения №1;</text:span></text:p>
      <text:p text:style-name="P25"/>
      <text:p text:style-name="P27">5.2.6. Документ «Заключение».</text:p>
      <text:p text:style-name="P28"><text:span text:style-name="T42">Документ должен содержать несколько закладок</text:span>.</text:p>
      <text:p text:style-name="P28"/>
      <text:p text:style-name="P28"><text:span text:style-name="T21"><text:tab/>5.2.6.1. </text:span>Закладка «Общие» содержит следующий набор полей:</text:p>
      <text:p text:style-name="P27"><text:span text:style-name="T25">Служебные </text:span>поля:</text:p>
      <text:p text:style-name="P27"><text:tab/>- Дата документа. Заполняется при создании нового документа.</text:p>
      <text:p text:style-name="P27"><text:tab/>- Сотрудник. ФИО сотрудника, создавшего документ.</text:p>
      <text:p text:style-name="P27"><text:tab/>- Комментарий. Произвольный комментарий к документу.</text:p>
      <text:p text:style-name="P27"/>
      <text:p text:style-name="P27"><text:span text:style-name="T25">Поля, соответствующие электронному документу:</text:span></text:p>
      <text:p text:style-name="P33"><text:span text:style-name="T13"><text:tab/>- </text:span>УИД заключения. <text:span text:style-name="T22">Соответствует типу tConclusionGUID из Приложения №1</text:span></text:p>
      <text:p text:style-name="P34"><text:span text:style-name="T13"><text:tab/>- Версия схемы</text:span>. <text:span text:style-name="T22">Соответствует типу tSchemaVersion из Приложения №1</text:span></text:p>
      <text:p text:style-name="P35"><text:span text:style-name="T13"><text:tab/>- Ссылка на xml-схему</text:span>. <text:span text:style-name="T22">Соответствует типу </text:span><text:span text:style-name="T13">SchemaLink</text:span><text:span text:style-name="T22"> из Приложения №1</text:span></text:p>
      <text:p text:style-name="P36"><text:tab/>- Сведения об организации по проведению экспертизы. <text:span text:style-name="T22">Соответствует типу </text:span><text:s/>tOrganization <text:span text:style-name="T22">из Приложения №1</text:span></text:p>
      <text:p text:style-name="P37"><text:tab/>- Сведения о лице, утвердившем заключение. <text:span text:style-name="T22">Соответствует типу </text:span><text:s/>tWorkPerson <text:span text:style-name="T22">из Приложения №1</text:span></text:p>
      <text:p text:style-name="P38"><text:tab/>- Форма экспертизы. <text:span text:style-name="T22">Соответствует типу </text:span><text:s/>tExaminationForm <text:span text:style-name="T22">из Приложения №1</text:span></text:p>
      <text:p text:style-name="P38"><text:tab/>- Результат экспертизы. <text:span text:style-name="T22">Соответствует типу </text:span><text:s/>tExaminationResult <text:span text:style-name="T22">из Приложения №1</text:span></text:p>
      <text:p text:style-name="P38"><text:tab/>- Вид объекта экспертизы. <text:span text:style-name="T22">Соответствует типу </text:span><text:s/>tExaminationObjectType <text:span text:style-name="T22">из Приложения №1</text:span></text:p>
      <text:p text:style-name="P38"><text:tab/>- <text:span text:style-name="T23">Множественный объект Вид объекта экспертизы. Соответствует типу <text:s/>tExaminationType из Приложения №1.</text:span></text:p>
      <text:p text:style-name="P39"><text:tab/>- Вид работ. <text:span text:style-name="T22">Соответствует типу </text:span><text:s/>tConstractionType <text:span text:style-name="T22">из Приложения №1</text:span></text:p>
      <text:p text:style-name="P40"><text:tab/>- Дополнительные сведения о виде проведения экспертизы. <text:span text:style-name="T22">Соответствует полю</text:span> ExaminationStageNote <text:span text:style-name="T24">структуры tExaminationObject из Приложения №1</text:span></text:p>
      <text:p text:style-name="P40"><text:tab/>- Наименование объекта экспертизы. <text:span text:style-name="T22">Соответствует полю Name структуры </text:span>tExaminationObject<text:span text:style-name="T24"> из Приложения №1</text:span></text:p>
      <text:p text:style-name="P33"/>
      <text:p text:style-name="P41"><text:span text:style-name="T13"><text:tab/>5.2.6.</text:span><text:span text:style-name="T16">2</text:span><text:span text:style-name="T13">. </text:span>Закладка «Документация» содержит список файлов, переданных на экспертизу. Каждый файл соотвествует структуре tDocument из Приложения №1 и содержит следующий набор полей:</text:p>
      <text:p text:style-name="P42"><text:span text:style-name="T25"><text:tab/>- К</text:span>од типа документа. <text:span text:style-name="T22">Соответствует структуре</text:span> tDocumentType <text:span text:style-name="T24">из Приложения №1.</text:span></text:p>
      <text:p text:style-name="P42"><text:tab/>- Наименование документа. <text:span text:style-name="T25">Соответствует полю DocName структуры tDocument из Приложения №1.</text:span></text:p>
      <text:p text:style-name="P43"><text:tab/>- <text:span text:style-name="T26">Н</text:span>омер документа. <text:span text:style-name="T25">Соответствует полю DocNumber структуры tDocument из Приложения №1.</text:span></text:p>
      <text:p text:style-name="P43"><text:tab/>- Дата документа. <text:span text:style-name="T25">Соответствует полю DocDate структуры tDocument из Приложения №1.</text:span></text:p>
      <text:p text:style-name="P43"><text:tab/>- Наименование или ФИО автора документа. <text:span text:style-name="T25">Соответствует полю DocIssueAuthor структуры tDocument из Приложения №1.</text:span></text:p>
      <text:p text:style-name="P43"><text:tab/>- Автор документа с полными реквизитами и адресом. <text:span text:style-name="T25">Соответствует полю FullDocIssueAuthor структуры tDocument из Приложения №1.</text:span></text:p>
      <text:p text:style-name="P43"><text:tab/>- Примечание об изменении документа. <text:span text:style-name="T25">Соответствует полю DocChanges структуры tDocument из Приложения №1.</text:span></text:p>
      <text:p text:style-name="P44"><text:soft-page-break/><text:tab/>- Имя файла к документу. <text:span text:style-name="T25">Соответствует полю FileName структуры tFile из Приложения №1.</text:span></text:p>
      <text:p text:style-name="P44"><text:tab/>- Формат файла к документу. <text:span text:style-name="T25">Соответствует полю FileFormat структуры tFile из Приложения №1.</text:span> </text:p>
      <text:p text:style-name="P44"><text:tab/>- Контрольная сумма CRC32. <text:span text:style-name="T25">Соответствует полю FileChecksum структуры tFile из Приложения №1.</text:span></text:p>
      <text:p text:style-name="P45"><text:tab/>- Имя файла <text:span text:style-name="T27">подписи </text:span>к документу. <text:span text:style-name="T25">Соответствует полю FileName структуры tSignFile из Приложения №1.</text:span></text:p>
      <text:p text:style-name="P45"><text:tab/>- Формат файла <text:span text:style-name="T27">подписи</text:span> к документу. <text:span text:style-name="T25">Соответствует полю FileFormat структуры tSignFile из Приложения №1.</text:span> </text:p>
      <text:p text:style-name="P45"><text:tab/>- Контрольная сумма CRC32 <text:span text:style-name="T27">подписи</text:span>. <text:span text:style-name="T25">Соответствует полю FileChecksum структуры tSignFile из Приложения №1.</text:span></text:p>
      <text:p text:style-name="P45"/>
      <text:p text:style-name="P47"><text:span text:style-name="T13"><text:tab/>5.2.6.</text:span><text:span text:style-name="T16">3</text:span><text:span text:style-name="T13">. </text:span>Закладка «Ранее выданные заключения»</text:p>
      <text:p text:style-name="P49"><text:span text:style-name="T30"><text:tab/>- Содержит список элементов для о</text:span>бычны<text:span text:style-name="T30">х</text:span> заключени<text:span text:style-name="T30">й</text:span> экспертизы. <text:span text:style-name="T30">Каждый элемент содержит следующие поля:</text:span></text:p>
      <text:p text:style-name="P46"><text:tab/><text:tab/>- Дата заключения экспертизы. <text:span text:style-name="T30">Соответствует полю Date структуры tPreviousConclusion из Приложения №1.</text:span></text:p>
      <text:p text:style-name="P50"><text:span text:style-name="T28"><text:tab/><text:tab/>- </text:span>Номер заключения экспертизы.<text:span text:style-name="T28"> Соответствует полю Number структуры tPreviousConclusion из Приложения №1.</text:span></text:p>
      <text:p text:style-name="P51"><text:tab/><text:tab/>- Вид объекта экспертизы.<text:span text:style-name="T28"> Соответствует полю tExaminationObjectType структуры tPreviousConclusion из Приложения №1.</text:span></text:p>
      <text:p text:style-name="P50"><text:tab/><text:tab/>- Наименование материалов в отношении, которых подготовлено заключение.<text:span text:style-name="T28"> Соответствует полю Name структуры tPreviousConclusion из Приложения №1.</text:span></text:p>
      <text:p text:style-name="P50"><text:tab/><text:tab/>- Результат экспертизы.<text:span text:style-name="T28"> Соответствует полю Result структуры tPreviousConclusion из Приложения №1.</text:span></text:p>
      <text:p text:style-name="P48"/>
      <text:p text:style-name="P50"><text:span text:style-name="T30"><text:tab/>- Содержит список элементов для з</text:span>аключени<text:span text:style-name="T30">й</text:span> экспертизы <text:span text:style-name="T29">по </text:span>экспертн<text:span text:style-name="T29">ому</text:span> сопровождени<text:span text:style-name="T29">ю. Каждый элемент содержит следующие поля:</text:span></text:p>
      <text:p text:style-name="P51"><text:tab/><text:tab/>- Дата заключения по результатам оценки в рамках экспертного сопровождения.<text:span text:style-name="T28"> Соответствует полю Date структуры tPreviousSimpleConclusion из Приложения №1.</text:span></text:p>
      <text:p text:style-name="P51"><text:tab/><text:tab/>- Номер заключения по результатам оценки в рамках экспертного сопровождения. <text:span text:style-name="T28"><text:s/>Соответствует полю Number структуры tPreviousSimpleConclusion из Приложения №1.</text:span></text:p>
      <text:p text:style-name="P51"><text:tab/><text:tab/>- Результат оценки соответствия в рамках экспертного сопровождения. <text:span text:style-name="T28"><text:s/>Соответствует полю Result структуры tPreviousSimpleConclusion из Приложения №1.</text:span></text:p>
      <text:p text:style-name="P48"/>
      <text:p text:style-name="P52"><text:span text:style-name="T13"><text:tab/>5.2.6.</text:span><text:span text:style-name="T16">4</text:span><text:span text:style-name="T13">. </text:span>Закладка «Заявитель, застройщик, технический .заказчик».</text:p>
      <text:p text:style-name="P56"><text:span text:style-name="T31"><text:tab/>- </text:span>Сведения о заявителе. <text:span text:style-name="T32">Заявитель может быть одним из следующих типов:</text:span></text:p>
      <text:p text:style-name="P53"><text:tab/><text:tab/>- <text:span text:style-name="T32">Организация. Соответствует типу tOrganization Приложения №1;</text:span></text:p>
      <text:p text:style-name="P54"><text:tab/><text:tab/>- <text:span text:style-name="T32">Иностранная организация. Соответствует типу tForeignOrganization Приложения №1;</text:span></text:p>
      <text:p text:style-name="P54"><text:tab/><text:tab/>- <text:span text:style-name="T32">ИП. Соответствует типу tIP Приложения №1;</text:span></text:p>
      <text:p text:style-name="P54"><text:tab/><text:tab/>- Физическое лицо<text:span text:style-name="T32">. Соответствует типу tPerson Приложения №1;</text:span></text:p>
      <text:p text:style-name="P54"/>
      <text:p text:style-name="P56"><text:tab/>- <text:span text:style-name="T33">Список элементов с</text:span>ведения о застройщиках. <text:span text:style-name="T33">Каждый застройщик также может быть одним из следующих типов:</text:span></text:p>
      <text:p text:style-name="P55"><text:tab/><text:tab/>- <text:span text:style-name="T32">Организация. Соответствует типу tOrganization Приложения №1;</text:span></text:p>
      <text:p text:style-name="P55"><text:tab/><text:tab/>- <text:span text:style-name="T32">Иностранная организация. Соответствует типу tForeignOrganization Приложения №1;</text:span></text:p>
      <text:p text:style-name="P55"><text:tab/><text:tab/>- <text:span text:style-name="T32">ИП. Соответствует типу tIP Приложения №1;</text:span></text:p>
      <text:p text:style-name="P55"><text:tab/><text:tab/>- Физическое лицо<text:span text:style-name="T32">. Соответствует типу tPerson Приложения №1;</text:span></text:p>
      <text:p text:style-name="P55"><text:soft-page-break/></text:p>
      <text:p text:style-name="P56"><text:tab/>- <text:span text:style-name="T33">Список элементов с</text:span>ведения о <text:span text:style-name="T34">технических заказчиках</text:span>. <text:span text:style-name="T33">Каждый технический заказчик также может быть одним из следующих типов:</text:span></text:p>
      <text:p text:style-name="P57"><text:tab/><text:tab/>- <text:span text:style-name="T32">Организация. Соответствует типу tOrganization Приложения №1;</text:span></text:p>
      <text:p text:style-name="P57"><text:tab/><text:tab/>- <text:span text:style-name="T32">Иностранная организация. Соответствует типу tForeignOrganization Приложения №1;</text:span></text:p>
      <text:p text:style-name="P57"/>
      <text:p text:style-name="P58"><text:tab/>- <text:span text:style-name="T33">Список элементов проектные организации</text:span>. <text:span text:style-name="T33">Каждая проектная организация также может быть одним из следующих типов:</text:span></text:p>
      <text:p text:style-name="P58"><text:tab/><text:tab/>- <text:span text:style-name="T32">Организация. Соответствует типу tOrganization Приложения №1;</text:span></text:p>
      <text:p text:style-name="P58"><text:tab/><text:tab/>- <text:span text:style-name="T32">Иностранная организация. Соответствует типу tForeignOrganization Приложения №1;</text:span></text:p>
      <text:p text:style-name="P58"><text:tab/><text:tab/>- <text:span text:style-name="T32">ИП. Соответствует типу tIP Приложения №1;</text:span></text:p>
      <text:p text:style-name="P45"/>
      <text:p text:style-name="P86"><text:span text:style-name="T44">5.2.6.5. Закладка «Объект строительства». Соответствует структуре tObject Приложения №1:</text:span></text:p>
      <text:p text:style-name="P45"><text:tab/>- Наименование объекта капитального строительства. <text:span text:style-name="T45">Соответствует полю Name структуры tObject Приложения №1.</text:span></text:p>
      <text:p text:style-name="P61"><text:tab/>- Наименование объекта капитального строительства. <text:span text:style-name="T45">Соответствует полю Name структуры tObject Приложения №1.</text:span></text:p>
      <text:p text:style-name="P61"><text:tab/>- <text:span text:style-name="T45">Список элементов «</text:span>Адрес объекта капитального строительства». <text:span text:style-name="T45">Каждый элемент может быть следующих типов:</text:span></text:p>
      <text:p text:style-name="P61"><text:tab/><text:tab/>- Адрес объекта в РФ. <text:s/><text:span text:style-name="T45">Соответствует структуре tAddress Приложения №1.</text:span></text:p>
      <text:p text:style-name="P61"><text:tab/><text:tab/>- <text:span text:style-name="T45">Адрес объект за пределами РФ. <text:s/>Соответствует структуре tForeignAddress Приложения №1.</text:span></text:p>
      <text:p text:style-name="P61"><text:tab/><text:tab/>- Функциональное назначение объекта капитального строительства <text:span text:style-name="T46">может быть представлено как:</text:span></text:p>
      <text:p text:style-name="P63"><text:tab/>- Произвольный текст. <text:span text:style-name="T49">Соответствует полю Functions структуры tObject Приложения №1.</text:span></text:p>
      <text:p text:style-name="P63"><text:tab/>- <text:span text:style-name="T46">Код по классификатору. <text:s/>Соответствует структуре <text:s/>tFunctionsClass структуры tObject <text:s/>Приложения №1.</text:span></text:p>
      <text:p text:style-name="P62"><text:tab/>- <text:span text:style-name="T48">Список элементов «</text:span>Технико-экономические показатели объекта капитального строительства». <text:span text:style-name="T48">Соедржит следующий набор полей:</text:span></text:p>
      <text:p text:style-name="P62"><text:tab/><text:tab/>- Наименование показателя:</text:p>
      <text:p text:style-name="P62"><text:tab/><text:tab/>- <text:span text:style-name="T47">Единица измерения показателя.</text:span></text:p>
      <text:p text:style-name="P62"><text:tab/><text:tab/>- Значение показателя</text:p>
      <text:p text:style-name="P45"/>
      <text:p text:style-name="P45"><text:tab/>- <text:span text:style-name="T50">Список элементов «</text:span>Описание составных частей сложного объекта». <text:span text:style-name="T50">Каждая часть в составе сложного объекта представлена структурой с полями, соответствующими структуре tObjectPart Приложения №1:</text:span></text:p>
      <text:p text:style-name="P65"><text:tab/><text:tab/>- Наименование объекта капитального строительства. <text:span text:style-name="T51">Поле Name структуры <text:s/>tObjectPart <text:s/>Приложения №1.</text:span></text:p>
      <text:p text:style-name="P65"><text:span text:style-name="T45"><text:tab/><text:tab/>- Список элементов «</text:span>Адрес объекта капитального строительства». <text:span text:style-name="T50">Данная структура совпадает со структурой «Адрес объекта капитального строительства» объекта строительства. Соответствует структуре tAddress Приложения №1.</text:span></text:p>
      <text:p text:style-name="P65"><text:tab/><text:tab/>- <text:span text:style-name="T48">Список элементов «</text:span>Технико-экономические показатели объекта капитального <text:span text:style-name="T51">строительства». Структура tTEI Приложения №1.</text:span></text:p>
      <text:p text:style-name="P65"><text:tab/>- Функциональное назначение объекта капитального строительства. Functions, FunctionsClass <text:span text:style-name="T51">структуры tObjectPart Приложения №1.</text:span></text:p>
      <text:p text:style-name="P64"/>
      <text:p text:style-name="P66"><text:tab/>- <text:span text:style-name="T52">Список к</text:span>адастровы<text:span text:style-name="T52">х</text:span> номер<text:span text:style-name="T52">ов</text:span> земельных участков. <text:span text:style-name="T52">Структура tCadastralNumber Приложения №1.</text:span></text:p>
      <text:p text:style-name="P66"/>
      <text:p text:style-name="P67"><text:soft-page-break/><text:tab/>- <text:span text:style-name="T53">Сведения об источниках финансирования. Структура tFinance Приложения №1. Имеются следующие поля:</text:span></text:p>
      <text:p text:style-name="P68"><text:tab/>- Вид источника финансирования. <text:span text:style-name="T54">Структура tFinanceType Приложения №1.</text:span></text:p>
      <text:p text:style-name="P68"><text:tab/>- Уровень бюджета. <text:span text:style-name="T54">Структура </text:span>tBudgetType<text:span text:style-name="T54"> Приложения №1.</text:span></text:p>
      <text:p text:style-name="P69"><text:tab/>- Размер финансирования. <text:span text:style-name="T55">Поле </text:span>FinanceSize <text:span text:style-name="T55">структуры <text:s/>tFinance Приложения №1.</text:span></text:p>
      <text:p text:style-name="P70"><text:tab/>- Сведения о лице – источнике финансировани<text:span text:style-name="T56">я. Организация или иностранная организация. Поле FinanceOwner Приложения №1.</text:span></text:p>
      <text:p text:style-name="P70"/>
      <text:p text:style-name="P71"><text:tab/>- Дополнительные сведения об источнике финансирования. <text:span text:style-name="T57">Поле FinanceComment из <text:s/>Приложения №1.</text:span></text:p>
      <text:p text:style-name="P70"/>
      <text:p text:style-name="P72"><text:tab/>- Сведения о сметной стоимости. <text:span text:style-name="T57">Может быть указана либо</text:span></text:p>
      <text:p text:style-name="P72"><text:span text:style-name="T57"><text:tab/>Полная стоимость - структура полей: </text:span></text:p>
      <text:p text:style-name="P72"><text:tab/><text:tab/>- На дату представления документации;</text:p>
      <text:p text:style-name="P72"><text:tab/><text:tab/>- По результатам проведения проверки достоверности;</text:p>
      <text:p text:style-name="P45"><text:tab/><text:span text:style-name="T58">Составная стоимость — структура полей:</text:span></text:p>
      <text:p text:style-name="P72"><text:tab/><text:tab/>- На дату представления документации;</text:p>
      <text:p text:style-name="P72"><text:tab/><text:tab/>- По результатам проведения проверки достоверности;</text:p>
      <text:p text:style-name="P72"/>
      <text:p text:style-name="P74"><text:tab/>- Сведения о природных и техногенных условиях территории.<text:tab/><text:span text:style-name="T59">Структура tClimateConditions Приложения №1.</text:span></text:p>
      <text:p text:style-name="P73">Содержит списки элементов, выбираемые из соответствующих классификаторов</text:p>
      <text:p text:style-name="P73"><text:tab/><text:tab/>Климатические районы, подрайоны;</text:p>
      <text:p text:style-name="P73"><text:tab/><text:tab/>Категории сложности инженерно-геологических условий;</text:p>
      <text:p text:style-name="P73"><text:tab/><text:tab/>Ветровые районы;</text:p>
      <text:p text:style-name="P73"><text:tab/><text:tab/>Снеговые районы;</text:p>
      <text:p text:style-name="P73"><text:tab/><text:tab/>Интенсивность сейсмических воздействий;</text:p>
      <text:p text:style-name="P45"/>
      <text:p text:style-name="P74"><text:tab/>- Дополнительные сведения о природных и техногенных условиях территории. <text:span text:style-name="T59">Поле ClimateConditionsNote Приложения №1.</text:span></text:p>
      <text:p text:style-name="P45"/>
      <text:p text:style-name="P75"><text:tab/>- Сведения об использовании экономически эффективной проектной документации повторного использования. <text:span text:style-name="T60">Структура </text:span>tEEPDUse <text:span text:style-name="T59">Приложения №1. Имеются следующие поля:</text:span></text:p>
      <text:p text:style-name="P75"><text:tab/>- Сведения о разделах ПД, которые не подвергались изменению и полностью соответствуют экономически эффективной ПД повторного использования. <text:span text:style-name="T61">Поле EEPDNote.</text:span></text:p>
      <text:p text:style-name="P76"><text:tab/><text:tab/>- Номер заключения экспертизы. <text:span text:style-name="T61">Поле EEPDNumber.</text:span></text:p>
      <text:p text:style-name="P75"><text:tab/><text:tab/>- Дата утверждения заключения экспертизы в отношении использованной. экономически эффективной проектной документации повторного использования. Поле<text:span text:style-name="T61"> EEPDDate.</text:span></text:p>
      <text:p text:style-name="P45"/>
      <text:p text:style-name="P77"><text:tab/>- Дополнительные сведения о задании на проектирование. <text:span text:style-name="T62">Поле ProjectTaskNote Приложения №1.</text:span></text:p>
      <text:p text:style-name="P77"><text:tab/>- Дополнительные сведения о документации по планировке территории. <text:span text:style-name="T62">Поле </text:span>TerritoryPlanNote <text:span text:style-name="T62">Приложения №1.</text:span></text:p>
      <text:p text:style-name="P77"><text:tab/>- Дополнительные сведения о технических условиях подключения к сетям инженерно-технического обеспечения. <text:span text:style-name="T62">Поле NetworkNote Приложения №1.</text:span></text:p>
      <text:p text:style-name="P45"/>
      <text:p text:style-name="P60"><text:span text:style-name="T44">5.2.6.6. Закладка «РИИ».</text:span></text:p>
      <text:p text:style-name="P78">- Местоположение района (площадки, трассы) проведения инженерных изысканий. <text:span text:style-name="T64">Соответствует структуре tEngineeringSurveyAddress <text:s/>Приложения №1. Имеются следующие поля:</text:span></text:p>
      <text:p text:style-name="P60"><text:soft-page-break/><text:tab/>- <text:span text:style-name="T63">В</text:span>ид объекта капитального строительства. <text:span text:style-name="T64">Значение из классификатора tRegionsRF.</text:span></text:p>
      <text:p text:style-name="P78"><text:tab/>- Муниципальный район. <text:span text:style-name="T64">Поле EngineeringSurveyDistrict структуры tEngineeringSurveyAddress <text:s/>Приложения №1.</text:span></text:p>
      <text:p text:style-name="P60"/>
      <text:p text:style-name="P60">- Сведения о застройщиках, обеспечивших подготовку РИИ. <text:span text:style-name="T65">Содержит список застройщиков. Может быть одним из следующих типов:</text:span></text:p>
      <text:p text:style-name="P79"><text:tab/><text:tab/>- <text:span text:style-name="T32">Организация. Соответствует типу tOrganization Приложения №1;</text:span></text:p>
      <text:p text:style-name="P79"><text:tab/><text:tab/>- <text:span text:style-name="T32">Иностранная организация. Соответствует типу tForeignOrganization Приложения №1;</text:span></text:p>
      <text:p text:style-name="P79"><text:tab/><text:tab/>- <text:span text:style-name="T32">ИП. Соответствует типу tIP Приложения №1;</text:span></text:p>
      <text:p text:style-name="P79">- Физическое лицо<text:span text:style-name="T32">. Соответствует типу tPerson Приложения №1;</text:span></text:p>
      <text:p text:style-name="P79"/>
      <text:p text:style-name="P79">- Сведения о <text:span text:style-name="T65">технических заказчиках</text:span>, обеспечивших подготовку РИИ. <text:span text:style-name="T65">Содержит список технических заказчиков. Может быть одним из следующих типов:</text:span></text:p>
      <text:p text:style-name="P79"><text:tab/><text:tab/>- <text:span text:style-name="T32">Организация. Соответствует типу tOrganization Приложения №1;</text:span></text:p>
      <text:p text:style-name="P79"><text:tab/><text:tab/>- <text:span text:style-name="T32">Иностранная организация. Соответствует типу tForeignOrganization Приложения №1;</text:span></text:p>
      <text:p text:style-name="P79"/>
      <text:p text:style-name="P60"/>
      <text:p text:style-name="P60"><text:span text:style-name="T44">5.2.6.6. Закладка «Рассмотрение»</text:span></text:p>
      <text:p text:style-name="P80">Содержит список рассмотрении документации экспертами по направлениям. Данный раздел автоматически заполняется на основании данных, занесенных экспертами в контракт. Имеется кнопка «Заполнить» для сбора актуальных данных. Имеются следующие направления:</text:p>
      <text:p text:style-name="P80"><text:tab/>- Сведения о рассмотрении документации по РИИ</text:p>
      <text:p text:style-name="P80"><text:tab/>- Сведения о рассмотрении документации по ПД</text:p>
      <text:p text:style-name="P80"><text:tab/>- Сведения о рассмотрении документации по достоверности</text:p>
      <text:p text:style-name="P80">Каждое направление представлено отдельной структурой данных со своим набором полей. Эти структуры описаны в разделе технического задания, описывающем внесение данных экспертом.</text:p>
      <text:p text:style-name="P60"/>
      <text:p text:style-name="P60"><text:span text:style-name="T44">5.2.6.6. Закладка «Выводы»</text:span></text:p>
      <text:p text:style-name="P81">Закладка содержит текстовые поля для заполнения главным экспертом. Соответствует структуре tSummary Приложения №1.</text:p>
      <text:p text:style-name="P81">- Вывод о соответствии или несоответствии результатов инженерных изысканий требованиям технических регламентов.</text:p>
      <text:p text:style-name="P81">- Сведения о дате, по состоянию на которую действовали требования, примененные в соответствии с частью 5.2 статьи 49 Градостроительного кодекса Российской Федерации (в части экспертизы результатов инженерных изысканий).</text:p>
      <text:p text:style-name="P81">- <text:span text:style-name="T66">Список объектов «Виды инженерных изысканий, на соответствие которым проводилась экспертиза проектной документации».</text:span></text:p>
      <text:p text:style-name="P81">- Вывод о соответствии или несоответствии технической части проектной документации результатам инженерных изысканий, заданию застройщика или технического заказчика на проектирование и требованиям технических регламентов:</text:p>
      <text:p text:style-name="P60"/>
      <text:p text:style-name="P60">- Сведения о дате, по состоянию на которую действовали требования, примененные в соответствии с частью 5.2 статьи 49 Градостроительного кодекса Российской Федерации (в части экспертизы проектной документации):</text:p>
      <text:p text:style-name="P60"/>
      <text:p text:style-name="P60">- Вывод о соответствии (несоответствии) расчетов,содержащихся в сметной сметным нормативам, сведения о которых включены в федеральный реестр сметных нормативов, физическим объемам работ,конструктивным,организационно-технологическим и другим <text:soft-page-break/>решениям, предусмотренным проектной документацией или Выводы о соответствии (несоответствии) расчетов,содержащихся в сметной документации, физическим объемам работ, включенным в ведомость объемов работ или акт, утвержденный застройщиком или техническим заказчиком и содержащий перечень дефектов оснований, строительных конструкций, систем инженерно-технического обеспечения и сетей инженерно-технического обеспечения с указанием качественных и количественных характеристик таких дефектов, при проведении проверки достоверности определения сметной стоимости капитального ремонта.</text:p>
      <text:p text:style-name="P60"/>
      <text:p text:style-name="P60">- Вывод о достоверности определения сметной стоимости строительства,капитального ремонта,сноса объекта кап. строительства, работ по сохранению объектов культурного наследия народов РФ</text:p>
      <text:p text:style-name="P60"/>
      <text:p text:style-name="P60">- Общие выводы (итоговые выводы по результатам проведенной экспертизы<text:span text:style-name="T67">).</text:span></text:p>
      <text:p text:style-name="P60"/>
      <text:p text:style-name="P60"/>
      <text:p text:style-name="P60"><text:span text:style-name="T44">5.2.6.6. Закладка «Эксперты». Закладка содержит список экспертов, подписавших заключение. Набор полей по каждому эксперту соответствует структуре tExpert Приложения №1:</text:span></text:p>
      <text:p text:style-name="P60"><text:tab/>- Фамилия.</text:p>
      <text:p text:style-name="P60"><text:tab/>- Имя.</text:p>
      <text:p text:style-name="P82"><text:tab/>- Отчество.</text:p>
      <text:p text:style-name="P82"><text:tab/>- Направление деятельности эксперта, согласно квалификационному аттестату.</text:p>
      <text:p text:style-name="P82"><text:tab/>- Номер квалификационного аттестата.</text:p>
      <text:p text:style-name="P82"><text:tab/>- Дата выдачи квалификационного аттестата.</text:p>
      <text:p text:style-name="P82"><text:tab/>- Дата окончания действия квалификационного аттестата.</text:p>
      <text:p text:style-name="P83">Данные об аттестатах экспертов заносятся в карточке сотрудника организации. Сертификаты автоматически переносятся из данных сотрудника. Можно также вносить данные непосредлственно в эту форму.</text:p>
      <text:p text:style-name="P45"/>
      <text:p text:style-name="P45"/>
      <text:p text:style-name="P27">5.1.2.<text:span text:style-name="T43">7</text:span>. Создать журнал для просмотра документов данного вида с возможностью сортировки по периоду, контрагенту.</text:p>
      <text:p text:style-name="P27"/>
      <text:p text:style-name="P27">5.1.2.<text:span text:style-name="T43">8</text:span>. Создать гиперссылку в документе «Контракт» для создания нового или открытия уже существующего документа «Заключение» на основании данного контракта.</text:p>
      <text:p text:style-name="P27"/>
      <text:p text:style-name="P31"><text:span text:style-name="T21">5.1.2.9. Функциональное назначение команд</text:span> <text:span text:style-name="T36">формы.</text:span></text:p>
      <text:p text:style-name="P29">- ОК. Типовое действие. Записывает документ, если он не записан, закрывает форму.</text:p>
      <text:p text:style-name="P29"/>
      <text:p text:style-name="P29">- Записать. Типовое действие. Записывает документ, если он не записан.</text:p>
      <text:p text:style-name="P29"/>
      <text:p text:style-name="P29">- Заключение. <text:span text:style-name="T35">Формирует электронный документ, файл XML с заключением. Открывается типовая форма браузера для скачивания файла.</text:span></text:p>
      <text:p text:style-name="P29"/>
      <text:p text:style-name="P29">- Печать. <text:span text:style-name="T35">Подготавливает печатную форму заключения. Печатная форма формируется из исходного файла XML путем наложения шаблона XSLT, поставляемого ЕГРЗ. Открывается новое окно браузера с подготовленной формой с формате HTML.</text:span></text:p>
      <text:p text:style-name="P29"/>
      <text:p text:style-name="P30">- Проверить. <text:span text:style-name="T35">Проверяет исходный файл с заключением XML на соответствие схеме Conclusion.xsd из Приложения №2.Открывается новое окно браузера с результатом проверки. Указывается успешность прохождения проверки, общее количество ошибок. По каждой ошибке дается рассшифровка: номер строки и колонки файла XML в котором обнаружена </text:span><text:soft-page-break/><text:span text:style-name="T35">ошибка.</text:span></text:p>
      <text:p text:style-name="P29"/>
      <text:p text:style-name="P29">- Заполнить. <text:span text:style-name="T37">Заполняет заключение данными из заявления, контракта. Должны заполняются следующие поля:</text:span></text:p>
      <text:p text:style-name="P59"><text:span text:style-name="T14"><text:tab/>- </text:span>Сведения об организации по проведению экспертизы</text:p>
      <text:p text:style-name="P59"><text:span text:style-name="T14"><text:tab/>- </text:span>Сведения о лице, утвердившем заключение</text:p>
      <text:p text:style-name="P59"><text:tab/>- Форма экспертизы</text:p>
      <text:p text:style-name="P59"><text:tab/>- <text:span text:style-name="T37">Результат экспертизы</text:span></text:p>
      <text:p text:style-name="P59"><text:tab/>- Вид объекта экспертизы</text:p>
      <text:p text:style-name="P59"><text:tab/>- <text:span text:style-name="T37">Предмет экспертизы</text:span></text:p>
      <text:p text:style-name="P59"><text:tab/>- <text:span text:style-name="T37">Вид работ;</text:span></text:p>
      <text:p text:style-name="P59"><text:tab/>- <text:span text:style-name="T37">Вид экспертизы;</text:span></text:p>
      <text:p text:style-name="P59"><text:tab/>- <text:span text:style-name="T37">Наименование объекта экспертизы;</text:span></text:p>
      <text:p text:style-name="P59"><text:tab/>- <text:span text:style-name="T38">Закладка документация, содержащая список всех файлов;</text:span></text:p>
      <text:p text:style-name="P59"><text:tab/>- <text:span text:style-name="T38">Заявитель, застройщик, технический заказчик;</text:span></text:p>
      <text:p text:style-name="P59"><text:tab/>- Наименование объекта капитального строительства</text:p>
      <text:p text:style-name="P59"><text:tab/>- <text:span text:style-name="T38">Адрес объекта;</text:span></text:p>
      <text:p text:style-name="P59"><text:tab/>- <text:span text:style-name="T38">Вид объекта </text:span>капитального строительства;</text:p>
      <text:p text:style-name="P59"><text:tab/>- <text:span text:style-name="T38">Кадастровый номер земельного участка;</text:span></text:p>
      <text:p text:style-name="P59"><text:tab/>- Сведения об источниках финансирования;</text:p>
      <text:p text:style-name="P59"><text:tab/>- <text:span text:style-name="T39">Сведения об экспертах, подписавших заключение с действительным сертификатом.</text:span></text:p>
      <text:p text:style-name="P59"/>
      <text:p text:style-name="P29"/>
      <text:p text:style-name="P29"/>
      <text:p text:style-name="P29">- Закрыть. Типовое действие. Закрывает документ, если он изменен, но не записан — запрашивает подтверждение пользователя.</text:p>
      <text:p text:style-name="P29"/>
      <text:p text:style-name="P32">5.2.7. Документ «Локальное заключение». В документ «Контракт» добавить новую закладку «Заключения экспертов». Данная закладка будет содержать список локальных заключений экспертов по различным направлениям экспертизы. Предусмотреть разграничение доступа: сотрудник с правами «эксперт» и «внештатный эксперт» могут видеть только свои заключения. Администртор системы, руководитель, главный эксперт видят все заключения по контракту.</text:p>
      <text:p text:style-name="P32"><text:tab/>Локальное заключение содержит следующие поля:</text:p>
      <text:p text:style-name="P32"><text:tab/>- Дата. Дата создания локального заключения;</text:p>
      <text:p text:style-name="P32"><text:tab/>- Контракт. Ссылка на документ контракт, являющийся основанием для данного локального заключения;</text:p>
      <text:p text:style-name="P32"><text:tab/>- Эксперт. Сотрудник, создавший данное локальное заключение;</text:p>
      <text:p text:style-name="P32"><text:tab/>- Направление экспертизы: РИИ, ПД, Достоверность.</text:p>
      <text:p text:style-name="P32">Содержание структуры РИИ соответствует структуре данных tExpertEngineeringSurveys <text:s/>приложения №1:</text:p>
      <text:p text:style-name="P86"><text:span text:style-name="T17"><text:tab/>- </text:span>Вид инженерных изысканий;</text:p>
      <text:p text:style-name="P86"><text:tab/>- Сведения о природных и техногенных условиях территории;</text:p>
      <text:p text:style-name="P86"><text:tab/>- Описание программы инженерных изысканий;</text:p>
      <text:p text:style-name="P86"><text:tab/>- Сведения о методах инженерных изысканий</text:p>
      <text:p text:style-name="P86"><text:tab/>- Описание изменений, внесенных в результаты инженерных изысканий после проведения предыдущей экспертизы;</text:p>
      <text:p text:style-name="P86"><text:tab/>- Сведения об оперативных изменениях, внесенных заявителем в результаты инженерных изысканий в процессе проведения экспертизы;</text:p>
      <text:p text:style-name="P86"><text:tab/>- <text:span text:style-name="T68">Таблица сведений о несоответствии РИИ требованиям технических регламентов, состоит из следующих колонок и соответствует структуре tEngineeringSurveyMismatches Приложения №1:</text:span></text:p>
      <text:p text:style-name="P86"><text:soft-page-break/><text:tab/>- Вывод о несоответствии;</text:p>
      <text:p text:style-name="P86"><text:tab/>- Ссылка на материалы, в отношении которых сделан вывод о несоответствии</text:p>
      <text:p text:style-name="P86"><text:tab/>- Ссылка на конкретное требование, несоответствие которому было выявлено в ходе экспертиз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8:55.742258469</meta:creation-date>
    <dc:date>2021-05-17T17:57:55.512621526</dc:date>
    <meta:editing-duration>PT7H57M3S</meta:editing-duration>
    <meta:editing-cycles>117</meta:editing-cycles>
    <meta:generator>LibreOffice/6.0.7.3$Linux_x86 LibreOffice_project/00m0$Build-3</meta:generator>
    <meta:document-statistic meta:table-count="0" meta:image-count="0" meta:object-count="0" meta:page-count="10" meta:paragraph-count="240" meta:word-count="2639" meta:character-count="22484" meta:non-whitespace-character-count="19798"/>
  </office:meta>
</office:document-meta>
</file>